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REATEGUI, WILFRE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RAL SAAVEDRA, LE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2965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ENGIFO RABINES, ROSA DE JESU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2731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.51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4.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4.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42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